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27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1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font-size="12pt" fo:language="es" fo:country="MX" style:font-size-asian="12pt" style:font-name-complex="Nimbus Roman No9 L1" style:font-size-complex="12pt"/>
    </style:style>
    <style:style style:name="P6" style:family="paragraph" style:parent-style-name="Header">
      <style:paragraph-properties fo:margin-left="0cm" fo:margin-right="-0.508cm" fo:text-indent="0cm" style:auto-text-indent="false"/>
    </style:style>
    <style:style style:name="P7" style:family="paragraph" style:parent-style-name="Standard">
      <style:paragraph-properties fo:margin-left="0cm" fo:margin-right="-0.508cm" fo:text-indent="0cm" style:auto-text-indent="false" fo:break-before="page"/>
    </style:style>
    <style:style style:name="P8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9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name-complex="Nimbus Roman No9 L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Nimbus Roman No9 L" fo:font-size="12pt" style:font-size-asian="12pt" style:font-name-complex="Nimbus Roman No9 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 fo:break-before="auto" fo:break-after="auto"/>
      <style:text-properties style:font-name="Nimbus Roman No9 L" fo:font-size="12pt" style:font-size-asian="12pt" style:font-name-complex="Nimbus Roman No9 L1" style:font-size-complex="12pt"/>
    </style:style>
    <style:style style:name="P13" style:family="paragraph" style:parent-style-name="Standard">
      <style:paragraph-properties fo:margin-left="0cm" fo:margin-right="-0.162cm" fo:text-align="justify" style:justify-single-word="false" fo:text-indent="0cm" style:auto-text-indent="false" style:snap-to-layout-grid="false"/>
      <style:text-properties style:font-name="Nimbus Roman No9 L" fo:font-size="12pt" style:font-size-asian="12pt" style:font-name-complex="Nimbus Roman No9 L1" style:font-size-complex="12pt"/>
    </style:style>
    <style:style style:name="P14" style:family="paragraph" style:parent-style-name="Standard" style:master-page-name="">
      <style:paragraph-properties fo:margin-left="5.3cm" fo:margin-right="0cm" fo:text-align="justify" style:justify-single-word="false" fo:orphans="2" fo:widows="2" fo:hyphenation-ladder-count="no-limit" fo:text-indent="-5.3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font-name="Nimbus Roman No9 L" fo:font-size="12pt" style:font-size-asian="12pt" style:font-name-complex="Nimbus Roman No9 L1" style:font-size-complex="12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cm" fo:margin-right="0cm" fo:line-height="100%" fo:text-align="justify" style:justify-single-word="false" fo:text-indent="0.499cm" style:auto-text-indent="false" style:page-number="auto"/>
      <style:text-properties style:font-name="Nimbus Roman No9 L" fo:font-size="12pt" style:letter-kerning="true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font-name="Nimbus Roman No9 L" fo:font-size="12pt" style:letter-kerning="true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fo:font-size="12pt" style:letter-kerning="true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font-name="Nimbus Roman No9 L"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fo:font-size="12pt" style:font-size-asian="12pt" style:font-name-complex="Nimbus Roman No9 L1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font-variant="normal" fo:text-transform="none" style:use-window-font-color="true" style:font-name="Nimbus Roman No9 L" fo:font-size="12pt" fo:letter-spacing="normal" fo:language="es" fo:country="ES" fo:font-style="normal" fo:font-weight="normal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2" fo:widows="2" fo:hyphenation-ladder-count="no-limit" fo:text-indent="0.499cm" style:auto-text-indent="false" style:writing-mode="lr-tb"/>
      <style:text-properties style:use-window-font-color="true" style:font-name="Nimbus Roman No9 L" fo:font-size="12pt" fo:language="es" fo:country="ES" fo:background-color="transparent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2" fo:widows="2" fo:hyphenation-ladder-count="no-limit" fo:text-indent="0.499cm" style:auto-text-indent="false" style:writing-mode="lr-tb"/>
      <style:text-properties style:use-window-font-color="true" style:font-name="Nimbus Roman No9 L" fo:font-size="12pt" fo:language="es" fo:country="ES" style:letter-kerning="true" fo:background-color="transparent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2.3cm" fo:margin-right="0cm" fo:text-align="justify" style:justify-single-word="false" fo:orphans="2" fo:widows="2" fo:hyphenation-ladder-count="no-limit" fo:text-indent="-2.3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font-name="Nimbus Roman No9 L" fo:font-size="12pt" style:font-size-asian="12pt" style:font-name-complex="Nimbus Roman No9 L1" style:font-size-complex="12pt"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/>
      <style:text-properties style:font-name="Nimbus Roman No9 L"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name-complex="Nimbus Roman No9 L1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Nimbus Roman No9 L" fo:font-size="12pt" style:font-size-asian="12pt" style:font-name-complex="Nimbus Roman No9 L1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Nimbus Roman No9 L" fo:font-size="12pt" style:font-size-asian="12pt" style:font-size-complex="12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font-name="Nimbus Roman No9 L" fo:font-size="12pt" style:font-size-asian="12pt" style:font-name-complex="Nimbus Roman No9 L1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font-variant="normal" fo:text-transform="none" style:use-window-font-color="true" style:font-name="Nimbus Roman No9 L" fo:font-size="12pt" fo:letter-spacing="normal" fo:language="es" fo:country="ES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32" style:family="paragraph" style:parent-style-name="Standard" style:master-page-name="">
      <style:paragraph-properties fo:margin-left="0cm" fo:margin-right="0cm" fo:text-align="justify" style:justify-single-word="false" fo:text-indent="0.499cm" style:auto-text-indent="false" style:page-number="auto"/>
      <style:text-properties style:font-name="Nimbus Roman No9 L" fo:font-size="12pt" style:font-size-asian="12pt" style:font-name-complex="Nimbus Roman No9 L1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Nimbus Roman No9 L" fo:font-size="12pt" style:font-size-asian="12pt" style:font-name-complex="Nimbus Roman No9 L1" style:font-size-complex="12pt"/>
    </style:style>
    <style:style style:name="P34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" fo:font-size="12pt" style:font-size-asian="12pt" style:font-name-complex="Nimbus Roman No9 L1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fo:language="es" fo:country="MX" style:font-name-complex="Nimbus Roman No9 L1"/>
    </style:style>
    <style:style style:name="T4" style:family="text">
      <style:text-properties style:font-name-complex="Nimbus Roman No9 L1"/>
    </style:style>
    <style:style style:name="T5" style:family="text">
      <style:text-properties style:letter-kerning="true"/>
    </style:style>
    <style:style style:name="T6" style:family="text">
      <style:text-properties style:use-window-font-color="true" fo:language="es" fo:country="ES" style:letter-kerning="true" fo:background-color="transparent" style:font-name-asian="Times New Roman" style:language-asian="zh" style:country-asian="CN" style:font-name-complex="Times New Roman" style:language-complex="ar" style:country-complex="SA" loext:char-shading-value="0"/>
    </style:style>
    <style:style style:name="T7" style:family="text">
      <style:text-properties style:use-window-font-color="true" fo:language="es" fo:country="ES" style:letter-kerning="true" style:font-name-asian="Times New Roman" style:language-asian="zh" style:country-asian="CN" style:font-name-complex="Times New Roman" style:language-complex="ar" style:country-complex="SA"/>
    </style:style>
    <style:style style:name="T8" style:family="text">
      <style:text-properties style:use-window-font-color="true" fo:language="es" fo:country="ES" style:font-name-asian="Times New Roman" style:language-asian="zh" style:country-asian="CN" style:font-name-complex="Times New Roman" style:language-complex="ar" style:country-complex="SA"/>
    </style:style>
    <style:style style:name="T9" style:family="text">
      <style:text-properties fo:font-variant="normal" fo:text-transform="none" style:use-window-font-color="true" fo:letter-spacing="normal" fo:language="es" fo:country="ES" fo:font-style="normal" fo:font-weight="normal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s" fo:country="ES" style:letter-kerning="true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3"/></text:p>
      <text:p text:style-name="P25"><text:span text:style-name="T3">COMUNICACIÓN</text:span><text:span text:style-name="T4"> N.º </text:span><text:span text:style-name="T4">975</text:span><text:span text:style-name="T4">-CM-18</text:span></text:p>
      <text:p text:style-name="P9"/>
      <text:p text:style-name="P14">DESCRIPCIÓN SINTÉTICA: SE COMUNICA AL JEFE DE GOBIERNO DE CABA REPUDIO LEY DESPROFESIONALIZACIÓN TRABAJADORES DE LA SALUD</text:p>
      <text:p text:style-name="P34"/>
      <text:p text:style-name="P9">ANTECEDENTES</text:p>
      <text:p text:style-name="P9"/>
      <text:p text:style-name="P15">Constitución Nacional.</text:p>
      <text:p text:style-name="P16"/>
      <text:p text:style-name="P18"><text:span text:style-name="T5">Ordenanza 41455 de la ciudad de Buenos Aires. </text:span><text:span text:style-name="T6">Carrera profesional hospitalaria.</text:span></text:p>
      <text:p text:style-name="P22"/>
      <text:p text:style-name="P23">Ley 6035 de la Ciudad Autónoma de Buenos Aires. <text:s/>De los profesionales de salud. </text:p>
      <text:p text:style-name="P29"/>
      <text:p text:style-name="P9">FUNDAMENTOS</text:p>
      <text:p text:style-name="P32"/>
      <text:p text:style-name="P33"/>
      <text:p text:style-name="P19">De acuerdo a la Organización Mundial de la Salud, el personal de enfermería representa casi la mitad del total de trabajadores sanitarios en el mundo, y aún así, es mucho lo que falta por hacer para reivindicar sus labores y respetar sus competencias. Según la OMS <text:span text:style-name="T10">“las enfermeras y enfermeros son el eje de los sistemas sanitarios y desempeñan un papel crucial tanto en la promoción de la salud como en la prevención, el tratamiento y los cuidados”</text:span>. En el informe Triple Impacto, presentado por la OMS en 2016, se concluyó que <text:span text:style-name="T10">“el fortalecimiento de la enfermería a nivel global tendría el triple impacto de mejorar la salud, mejorar la igualdad de género empoderando a las mujeres y construir economías más fuertes. No será posible lograr la cobertura sanitaria universal sin fortalecer la enfermería”. </text:span></text:p>
      <text:p text:style-name="P17"/>
      <text:p text:style-name="P19"><text:span text:style-name="T5">La labor de los enfermeros y enfermeras es de gran importancia en el cuidado de la salud. Es al paciente a quien se le satisfacen sus necesidades a través de las intervenciones de cuidado integral. </text:span><text:span text:style-name="T9">La formación y capacitación de nuevos profesionales en enfermería es una tarea compleja que requiere del desarrollo de competencias no sólo relacionadas con sus saberes, sino también con habilidades que se adquieren a través de la experiencia en los hospitales y centros de salud, donde cobran vital importancia sus capacidades de decisión en las que se involucra el paciente, su familia, el equipo de salud y otros colegas.</text:span></text:p>
      <text:p text:style-name="P17"/>
      <text:p text:style-name="P19"><text:soft-page-break/><text:span text:style-name="T7"/></text:p>
      <text:p text:style-name="P19"><text:span text:style-name="T7">Sin embargo, el compromiso, la vocación de servicio y la importancia de la labor que llevan adelante ciertos profesionales de la salud parece ser desconocido </text:span><text:span text:style-name="T9">por el Jefe de Gobierno de la ciudad de Buenos Aires, Horacio Rodríguez Larreta, quien impulsó el proyecto que fue sancionado por la Legislatura porteña y que excluye de la consideración como profesionales a los Licenciados en Enfermería, Licenciados en Instrumentación Quirúrgica, y los Licenciados en Bio-imágenes. El oficialismo y aliados en la Legislatura, aprobaron el proyecto impulsado por Larreta, que derogó la ordenanza 41455, vigente desde 1986. </text:span></text:p>
      <text:p text:style-name="P19"/>
      <text:p text:style-name="P21">Es una medida flexibilizadora y que pone en riesgo la atención sanitaria de la ciudadanía. La misma propone desconocer a los antes mencionados como profesionales para considerarlos como personal administrativo. Esto trae aparejado asimismo un ajuste, ya que la brecha salarial entre el personal profesional y no profesional es muy grande.</text:p>
      <text:p text:style-name="P19"/>
      <text:p text:style-name="P19">El ataque sistemático del Gobierno de la Ciudad a la salud pública queda de manifiesto a partir del vaciamiento de los hospitales públicos, el proyecto de cerrar cinco hospitales, la precarización laboral y el mencionado avasallamiento a la formación académica. </text:p>
      <text:p text:style-name="P31"/>
      <text:p text:style-name="P20"><text:span text:style-name="T8">Por todo lo expuesto, queremos comunicar al Jefe de Gobierno de la Ciudad Autónoma de Buenos Aires, señor Horacio Rodríguez Larreta, nuestro repudio a la ley sancionada que </text:span><text:span text:style-name="T9">contempla a los trabajadores hasta ahora profesionales como “personal técnico-administrativo”.</text:span></text:p>
      <text:p text:style-name="P9"/>
      <text:p text:style-name="P9"/>
      <text:p text:style-name="P24">AUTORES: <text:span text:style-name="T11">Concejales Cristina Painefil, Diego Benítez, Carlos Sánchez y Puente, Claudia Contreras, Julia Fernández </text:span><text:span text:style-name="T11">y</text:span><text:span text:style-name="T11"> Viviana Gelain</text:span><text:span text:style-name="T11"> (JSB).</text:span></text:p>
      <text:p text:style-name="P9"/>
      <text:p text:style-name="P9"/>
      <text:p text:style-name="P9">INICIATIVA: ATE Seccional Bariloche.</text:p>
      <text:p text:style-name="P9"/>
      <text:p text:style-name="P9"/>
      <text:p text:style-name="P9">COLABORADORA: <text:span text:style-name="T11">Florencia Secchiaro.</text:span></text:p>
      <text:p text:style-name="P9"/>
      <text:p text:style-name="P10"><text:soft-page-break/></text:p>
      <text:p text:style-name="P10">El proyecto original N.º 1074/18, con las modificaciones introducidas, fue aprobado en la sesión del día 22 de noviembre de 2018, según consta en el Acta N.º 1107/18. Por ello, en ejercicio de las atribuciones que le otorga el Art. 38 de la Carta Orgánica Municipal,</text:p>
      <text:p text:style-name="P10"/>
      <text:p text:style-name="P10">EL CONCEJO MUNICIPAL DE SAN CARLOS DE BARILOCHE</text:p>
      <text:p text:style-name="P10">SANCIONA CON CARÁCTER DE </text:p>
      <text:p text:style-name="P10"/>
      <text:p text:style-name="P5">COMUNICACIÓN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Art. 1°) </text:p>
          </table:table-cell>
          <table:table-cell table:style-name="Tabla1.A1" office:value-type="string">
            <text:p text:style-name="P13"><text:span text:style-name="T5">Se </text:span><text:span text:style-name="T7">comunica al Jefe de Gobierno de la Ciudad Autónoma de Buenos Aires, señor Horacio Rodríguez Larreta, nuestro repudio a la ley sancionada que </text:span><text:span text:style-name="T9">contempla a los trabajadores hasta ahora profesionales como “personal técnico-administrativo”.</text:span>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Art. 2°) </text:p>
          </table:table-cell>
          <table:table-cell table:style-name="Tabla1.A1" office:value-type="string">
            <text:p text:style-name="P9">Comuníquese. Dése a publicidad. Cumplido, archívese.</text:p>
            <text:p text:style-name="P9"/>
          </table:table-cell>
        </table:table-row>
      </table:table>
      <text:p text:style-name="P11"/>
      <text:p text:style-name="P9"/>
      <text:p text:style-name="P12"/>
      <text:p text:style-name="P12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Nimbus Sans L" fo:font-size="14pt" style:font-name-asian="Droid Sans Fallback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loext:contextual-spacing="false"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size="12pt" fo:language="es" fo:country="AR" style:font-name-asian="Droid Sans Fallback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13cm" fo:break-before="page" table:align="left" style:writing-mode="lr-tb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5.186cm"/>
    </style:style>
    <style:style style:name="Tabla2.C" style:family="table-column">
      <style:table-column-properties style:column-width="5.54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5.113cm" fo:break-before="page" table:align="left" style:writing-mode="lr-tb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5.186cm"/>
    </style:style>
    <style:style style:name="Tabla3.C" style:family="table-column">
      <style:table-column-properties style:column-width="5.549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3" style:family="paragraph" style:parent-style-name="Standard">
      <style:paragraph-properties fo:margin-left="0cm" fo:margin-right="-0.508cm" fo:text-indent="0cm" style:auto-text-indent="false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5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P6" style:family="paragraph" style:parent-style-name="Header">
      <style:paragraph-properties fo:margin-left="0cm" fo:margin-right="-0.508cm" fo:text-indent="0cm" style:auto-text-indent="false"/>
    </style:style>
    <style:style style:name="MP7" style:family="paragraph" style:parent-style-name="Standard">
      <style:paragraph-properties fo:margin-left="0cm" fo:margin-right="-0.508cm" fo:text-indent="0cm" style:auto-text-indent="false" fo:break-before="pag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DCLE</text:p>
            </table:table-cell>
            <table:table-cell table:style-name="Tabla2.A1" office:value-type="string">
              <text:p text:style-name="MP1">COMUNICACIÓN 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16cm" svg:height="1.288cm" draw:z-index="1"><draw:image xlink:href="Pictures/10000000000000F1000000587432C3F9.jpg" xlink:type="simple" xlink:show="embed" xlink:actuate="onLoad"/></draw:frame></text:p>
              <text:p text:style-name="MP3"/>
              <text:p text:style-name="MP3"/>
              <text:p text:style-name="MP4"/>
              <text:p text:style-name="MP5"><text:span text:style-name="MT1">No a la violencia de género. Ni una menos. </text:span><text:span text:style-name="MT2">(Ordenanza 2825-CM-17)</text:span></text:p>
            </table:table-cell>
          </table:table-row>
        </table:table>
        <text:p text:style-name="MP3"/>
      </style:header>
      <style:header-left>
        <text:p text:style-name="MP6"/>
        <text:p text:style-name="MP7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DCLE</text:p>
            </table:table-cell>
            <table:table-cell table:style-name="Tabla3.A1" office:value-type="string">
              <text:p text:style-name="MP1">COMUNICACIÓN </text:p>
            </table:table-cell>
            <table:table-cell table:style-name="Tabla3.C1" office:value-type="string">
              <text:p text:style-name="MP2"/>
              <text:p text:style-name="MP3"><draw:frame draw:style-name="Mfr1" draw:name="Imagen2" text:anchor-type="char" svg:y="-0.146cm" svg:width="4.316cm" svg:height="1.288cm" draw:z-index="2"><draw:image xlink:href="Pictures/10000000000000F1000000587432C3F9.jpg" xlink:type="simple" xlink:show="embed" xlink:actuate="onLoad"/></draw:frame></text:p>
              <text:p text:style-name="MP3"/>
              <text:p text:style-name="MP3"/>
              <text:p text:style-name="MP4"/>
              <text:p text:style-name="MP5"><text:span text:style-name="MT1">No a la violencia de género. Ni una menos. </text:span><text:span text:style-name="MT2">(Ordenanza 2825-CM-17)</text:span></text:p>
            </table:table-cell>
          </table:table-row>
        </table:table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18-11-22T16:30:29</dc:date>
    <meta:print-date>2018-11-22T16:29:30</meta:print-date>
    <meta:editing-cycles>6</meta:editing-cycles>
    <meta:editing-duration>PT11M25S</meta:editing-duration>
    <meta:generator>LibreOffice/3.5$Linux_X86_64 LibreOffice_project/350m1$Build-2</meta:generator>
    <meta:printed-by>Sistemas </meta:printed-by>
    <dc:creator>Sistemas </dc:creator>
    <meta:document-statistic meta:table-count="3" meta:image-count="2" meta:object-count="0" meta:page-count="3" meta:paragraph-count="30" meta:word-count="662" meta:character-count="4289" meta:non-whitespace-character-count="3647"/>
  </office:meta>
</office:document-meta>
</file>